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7.37cm" fo:min-width="4.58cm"/>
      <style:paragraph-properties style:writing-mode="lr-tb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8.8cm" fo:min-width="4.247cm"/>
      <style:paragraph-properties style:writing-mode="lr-tb"/>
    </style:style>
    <style:style style:name="gr3" style:family="graphic" style:parent-style-name="standard" style:list-style-name="L1">
      <style:graphic-properties draw:stroke="none" draw:textarea-horizontal-align="justify" draw:textarea-vertical-align="middle" draw:auto-grow-height="false" fo:min-height="18.8cm" fo:min-width="3.153cm"/>
      <style:paragraph-properties style:writing-mode="lr-tb"/>
    </style:style>
    <style:style style:name="gr4" style:family="graphic" style:parent-style-name="standard" style:list-style-name="L1">
      <style:graphic-properties draw:stroke="none" draw:textarea-horizontal-align="justify" draw:textarea-vertical-align="middle" draw:auto-grow-height="false" fo:min-height="7.37cm" fo:min-width="3.41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11.0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text-properties fo:color="#ff0400" fo:font-size="110pt" fo:font-weight="bold" style:font-size-asian="110pt" style:font-weight-asian="bold" style:font-size-complex="110pt" style:font-weight-complex="bold"/>
    </style:style>
    <style:style style:name="P5" style:family="paragraph">
      <loext:graphic-properties draw:fill="none" draw:fill-color="#ffffff"/>
      <style:text-properties fo:color="#ff0400" fo:font-size="110pt" fo:font-weight="bold" style:font-size-asian="110pt" style:font-weight-asian="bold" style:font-size-complex="1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0400" fo:font-size="110pt" fo:font-weight="bold" style:font-size-asian="110pt" style:font-weight-asian="bold" style:font-size-complex="1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08cm" svg:height="7.62cm" svg:x="12.43cm" svg:y="6.715cm">
          <text:p text:style-name="P1"><text:span text:style-name="T1">MAIN SHEET</text:span></text:p>
          <text:p text:style-name="P1"><text:span text:style-name="T1"/></text:p>
          <text:p text:style-name="P1">Sheet 1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1" draw:layer="layout" svg:width="4.747cm" svg:height="19.05cm" svg:x="1cm" svg:y="1cm">
            <text:p text:style-name="P1"><text:span text:style-name="T1">USB, FTDI</text:span></text:p>
            <text:p text:style-name="P1"/>
            <text:p text:style-name="P1">Sheet 2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53cm" svg:height="19.05cm" svg:x="5.653cm" svg:y="1cm">
            <text:p text:style-name="P2"><text:span text:style-name="T2">USB_HUB_UP_VBUS</text:span></text:p>
            <text:p text:style-name="P2"><text:span text:style-name="T2">USB_HUB_UP_D-</text:span></text:p>
            <text:p text:style-name="P2"><text:span text:style-name="T2">USB_HUB_UP_D+</text:span></text:p>
            <text:p text:style-name="P2"><text:span text:style-name="T2"/></text:p>
            <text:p text:style-name="P2"><text:span text:style-name="T2">FTDI_4232_A_RX</text:span></text:p>
            <text:p text:style-name="P2"><text:span text:style-name="T3">FTDI_4232_A_TX</text:span></text:p>
            <text:p text:style-name="P2"><text:span text:style-name="T3"/></text:p>
            <text:p text:style-name="P2"><text:span text:style-name="T2">FTDI_4232_B_RX</text:span></text:p>
            <text:p text:style-name="P2"><text:span text:style-name="T2">FTDI_4232_B_TX</text:span></text:p>
            <text:p text:style-name="P2"><text:span text:style-name="T2"/></text:p>
            <text:p text:style-name="P2"><text:span text:style-name="T2"/></text:p>
            <text:p text:style-name="P2"><text:span text:style-name="T2">FTDI_4232_C_RX</text:span></text:p>
            <text:p text:style-name="P2"><text:span text:style-name="T2">FTDI_4232_C_TX</text:span></text:p>
            <text:p text:style-name="P2"><text:span text:style-name="T2"/></text:p>
            <text:p text:style-name="P2"><text:span text:style-name="T2"/></text:p>
            <text:p text:style-name="P2"><text:span text:style-name="T2">FTDI_4232_D_RX</text:span></text:p>
            <text:p text:style-name="P2"><text:span text:style-name="T3">FTDI_4232_D_TX</text:span></text:p>
            <text:p text:style-name="P2"><text:span text:style-name="T2"/></text:p>
            <text:p text:style-name="P2"><text:span text:style-name="T3">USB_BF1_EN</text:span></text:p>
            <text:p text:style-name="P2"><text:span text:style-name="T3">USB_BF1_D-</text:span></text:p>
            <text:p text:style-name="P2"><text:span text:style-name="T3">USB_BF1_D+</text:span></text:p>
            <text:p text:style-name="P2"><text:span text:style-name="T2"/></text:p>
            <text:p text:style-name="P2"><text:span text:style-name="T3">USB_BF2_EN</text:span></text:p>
            <text:p text:style-name="P2"><text:span text:style-name="T3">USB_BF2_D-</text:span></text:p>
            <text:p text:style-name="P2"><text:span text:style-name="T3">USB_BF2_D+</text:span></text:p>
            <text:p text:style-name="P2"><text:span text:style-name="T2"/></text:p>
            <text:p text:style-name="P2"><text:span text:style-name="T3">USB_SPARE_EN</text:span></text:p>
            <text:p text:style-name="P2"><text:span text:style-name="T3">USB_SPARE_D-</text:span></text:p>
            <text:p text:style-name="P2"><text:span text:style-name="T3">USB_SPARE</text:span><text:span text:style-name="T2">_D+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custom-shape draw:style-name="gr1" draw:text-style-name="P1" draw:layer="layout" svg:width="5.08cm" svg:height="7.62cm" svg:x="23.62cm" svg:y="6.715cm">
              <text:p text:style-name="P1"><text:span text:style-name="T1">POWER</text:span><text:span text:style-name="T1"><text:line-break/></text:span><text:span text:style-name="T1">SOURCES</text:span><text:line-break/></text:p>
              <text:p text:style-name="P1">Sheet 3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3.91cm" svg:height="7.62cm" svg:x="20.023cm" svg:y="6.715cm">
              <text:p text:style-name="P3"><text:span text:style-name="T4"/></text:p>
              <text:p text:style-name="P3"><text:span text:style-name="T4">3V3</text:span></text:p>
              <text:p text:style-name="P3"><text:span text:style-name="T4"/></text:p>
              <text:p text:style-name="P3"><text:span text:style-name="T4">5V</text:span></text:p>
              <text:p text:style-name="P3"><text:span text:style-name="T2"/></text:p>
              <text:p text:style-name="P3"><text:span text:style-name="T2">PIXHWAK_5V_1</text:span></text:p>
              <text:p text:style-name="P3"><text:span text:style-name="T2"/></text:p>
              <text:p text:style-name="P3"><text:span text:style-name="T2">PIXHWAK_5V_2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5" draw:text-style-name="P1" draw:layer="layout" svg:x1="9.306cm" svg:y1="10.525cm" svg:x2="12.43cm" svg:y2="10.525cm" draw:start-shape="id1" draw:start-glue-point="1" draw:end-shape="id2" draw:end-glue-point="3" svg:d="M9306 10525h3124" svg:viewBox="0 0 3125 1">
          <text:p/>
        </draw:connector>
        <draw:connector draw:style-name="gr5" draw:text-style-name="P1" draw:layer="layout" svg:x1="17.51cm" svg:y1="10.525cm" svg:x2="20.023cm" svg:y2="10.525cm" draw:start-shape="id2" draw:start-glue-point="1" draw:end-shape="id3" draw:end-glue-point="3" svg:d="M17510 10525h2513" svg:viewBox="0 0 2514 1">
          <text:p/>
        </draw:connector>
        <draw:frame draw:style-name="gr6" draw:text-style-name="P5" draw:layer="layout" svg:width="32.863cm" svg:height="11.314cm" draw:transform="rotate (0.523598775598299) translate (0.746cm 15.713cm)">
          <draw:text-box>
            <text:p text:style-name="P4"><text:span text:style-name="T5">PLACEHOLD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0:32.848993043</meta:creation-date>
    <dc:date>2020-09-30T11:48:13.964260469</dc:date>
    <meta:editing-duration>PT4M37S</meta:editing-duration>
    <meta:editing-cycles>2</meta:editing-cycles>
    <meta:generator>LibreOffice/6.4.5.2$Linux_X86_64 LibreOffice_project/40$Build-2</meta:generator>
    <meta:document-statistic meta:object-count="11"/>
  </office:meta>
</office:document-meta>
</file>